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35</text:p>
          </table:table-cell>
          <table:table-cell table:style-name="ACE-0" office:value-type="float" office:value="66.079999999999998">
            <text:p>66.08</text:p>
          </table:table-cell>
          <table:table-cell table:style-name="ACE-0" office:value-type="float" office:value="21.52">
            <text:p>21.5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0.19999999999999">
            <text:p>140.2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68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710000000000001">
            <text:p>21.71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4.20999999999999">
            <text:p>114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77</text:p>
          </table:table-cell>
          <table:table-cell table:style-name="ACE-0" office:value-type="float" office:value="66.120000000000005">
            <text:p>66.12</text:p>
          </table:table-cell>
          <table:table-cell table:style-name="ACE-0" office:value-type="float" office:value="21.600000000000001">
            <text:p>21.6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7.20999999999999">
            <text:p>127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484</text:p>
          </table:table-cell>
          <table:table-cell table:style-name="ACE-0" office:value-type="float" office:value="65.989999999999995">
            <text:p>65.99</text:p>
          </table:table-cell>
          <table:table-cell table:style-name="ACE-0" office:value-type="float" office:value="21.719999999999999">
            <text:p>21.72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8.810000000000002">
            <text:p>98.8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04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800000000000001">
            <text:p>21.8</text:p>
          </table:table-cell>
          <table:table-cell table:style-name="ACE-0" office:value-type="float" office:value="4465">
            <text:p>44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710000000000001">
            <text:p>41.7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10</text:p>
          </table:table-cell>
          <table:table-cell table:style-name="ACE-0" office:value-type="float" office:value="66.099999999999994">
            <text:p>66.1</text:p>
          </table:table-cell>
          <table:table-cell table:style-name="ACE-0" office:value-type="float" office:value="21.510000000000002">
            <text:p>21.51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0.19999999999999">
            <text:p>150.2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19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1.68">
            <text:p>21.68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609999999999999">
            <text:p>73.6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unnarsbyn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Gunnarsbyn-01</text:p>
          </table:table-cell>
          <table:table-cell table:style-name="ACE-0" office:value-type="float" office:value="66.010000000000005">
            <text:p>66.01</text:p>
          </table:table-cell>
          <table:table-cell table:style-name="ACE-0" office:value-type="float" office:value="21.73">
            <text:p>21.73</text:p>
          </table:table-cell>
          <table:table-cell table:style-name="ACE-0" office:value-type="float" office:value="9650">
            <text:p>96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9.21000000000001">
            <text:p>169.21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</text:p>
          </table:table-cell>
          <table:table-cell table:style-name="ACE-0" office:value-type="string">
            <text:p>LindenEtal2006</text:p>
          </table:table-cell>
          <table:table-cell table:number-columns-repeated="240" table:style-name="ACE-0"/>
        </table:table-row>
        <table:table-row table:style-name="AROW-1" table:number-rows-repeated="6">
          <table:table-cell table:number-columns-repeated="256" table:style-name="ACE-0"/>
        </table:table-row>
        <table:table-row table:style-name="AROW-1" table:number-rows-repeated="9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9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">
          <gnm:selection gnm:start-col="0" gnm:start-row="5" gnm:end-col="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45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